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Таблица1" style:family="table">
      <style:table-properties style:width="19.791cm" fo:margin-left="1.164cm" table:align="left"/>
    </style:style>
    <style:style style:name="Таблица1.A" style:family="table-column">
      <style:table-column-properties style:column-width="3.586cm"/>
    </style:style>
    <style:style style:name="Таблица1.B" style:family="table-column">
      <style:table-column-properties style:column-width="5.563cm"/>
    </style:style>
    <style:style style:name="Таблица1.C" style:family="table-column">
      <style:table-column-properties style:column-width="5.184cm"/>
    </style:style>
    <style:style style:name="Таблица1.D" style:family="table-column">
      <style:table-column-properties style:column-width="5.457cm"/>
    </style:style>
    <style:style style:name="Таблица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Таблица1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P1" style:family="paragraph" style:parent-style-name="Text_20_body">
      <style:paragraph-properties fo:margin-left="1.164cm" fo:margin-right="1.164cm" fo:margin-top="0.423cm" fo:margin-bottom="0.423cm" style:contextual-spacing="false" fo:orphans="2" fo:widows="2" fo:text-indent="0cm" style:auto-text-indent="false"/>
      <style:text-properties fo:font-variant="normal" fo:text-transform="none" fo:color="#800080" loext:opacity="100%" style:font-name="quote-cjk-patch" fo:font-size="10.5pt" fo:letter-spacing="normal" fo:font-style="normal" fo:font-weight="normal" loext:padding="0cm" loext:border="none"/>
    </style:style>
    <style:style style:name="P2" style:family="paragraph" style:parent-style-name="Text_20_body" style:list-style-name="L1">
      <style:paragraph-properties fo:margin-left="1.164cm" fo:margin-right="1.164cm" fo:margin-top="0cm" fo:margin-bottom="0cm" style:contextual-spacing="false" fo:orphans="2" fo:widows="2" fo:text-indent="0cm" style:auto-text-indent="false" fo:padding="0cm" fo:border="none"/>
    </style:style>
    <style:style style:name="P3" style:family="paragraph" style:parent-style-name="Heading_20_3">
      <style:paragraph-properties fo:margin-left="1.164cm" fo:margin-right="1.164cm" fo:margin-top="0.847cm" fo:margin-bottom="0.423cm" style:contextual-spacing="false" style:line-height-at-least="0.794cm" fo:orphans="2" fo:widows="2" fo:text-indent="0cm" style:auto-text-indent="false"/>
      <style:text-properties fo:font-variant="normal" fo:text-transform="none" fo:color="#800080" loext:opacity="100%" style:font-name="quote-cjk-patch" fo:font-size="15pt" fo:letter-spacing="normal" fo:font-style="normal" fo:font-weight="bold" loext:padding="0cm" loext:border="none"/>
    </style:style>
    <style:style style:name="P4" style:family="paragraph" style:parent-style-name="Table_20_Heading">
      <style:paragraph-properties fo:margin-left="0cm" fo:margin-right="0cm" style:line-height-at-least="0.661cm" fo:text-align="start" style:justify-single-word="false" fo:text-indent="0cm" style:auto-text-indent="false"/>
      <style:text-properties fo:font-variant="normal" fo:text-transform="none" style:font-name="quote-cjk-patch" fo:font-size="11.25pt" fo:font-style="normal" fo:font-weight="bold"/>
    </style:style>
    <style:style style:name="P5" style:family="paragraph" style:parent-style-name="Table_20_Contents">
      <style:paragraph-properties fo:margin-left="0cm" fo:margin-right="0cm" style:line-height-at-least="0.661cm" fo:text-indent="0cm" style:auto-text-indent="false"/>
    </style:style>
    <style:style style:name="P6" style:family="paragraph" style:parent-style-name="Table_20_Contents">
      <style:paragraph-properties fo:margin-left="0cm" fo:margin-right="0cm" style:line-height-at-least="0.661cm" fo:text-indent="0cm" style:auto-text-indent="false"/>
      <style:text-properties fo:font-variant="normal" fo:text-transform="none" style:font-name="quote-cjk-patch" fo:font-size="11.25pt" fo:font-style="normal" fo:font-weight="normal"/>
    </style:style>
    <style:style style:name="P7" style:family="paragraph" style:parent-style-name="Table_20_Contents">
      <style:paragraph-properties style:line-height-at-least="0.661cm"/>
      <style:text-properties fo:font-variant="normal" fo:text-transform="none" style:font-name="quote-cjk-patch" fo:font-size="11.25pt" fo:font-style="normal" fo:font-weight="normal"/>
    </style:style>
    <style:style style:name="P8" style:family="paragraph" style:parent-style-name="Horizontal_20_Line">
      <style:paragraph-properties fo:margin-left="1.164cm" fo:margin-right="1.164cm" fo:margin-top="0cm" fo:margin-bottom="0.635cm" style:contextual-spacing="false" fo:orphans="2" fo:widows="2" fo:text-indent="0cm" style:auto-text-indent="false"/>
    </style:style>
    <style:style style:name="P9" style:family="paragraph" style:parent-style-name="Heading_20_4">
      <style:paragraph-properties fo:margin-left="1.164cm" fo:margin-right="1.164cm" fo:margin-top="0.423cm" fo:margin-bottom="0.423cm" style:contextual-spacing="false" style:line-height-at-least="0.741cm" fo:orphans="2" fo:widows="2" fo:text-indent="0cm" style:auto-text-indent="false"/>
      <style:text-properties fo:font-variant="normal" fo:text-transform="none" fo:color="#800080" loext:opacity="100%" style:font-name="quote-cjk-patch" fo:font-size="12pt" fo:letter-spacing="normal" fo:font-style="normal" fo:font-weight="bold" loext:padding="0cm" loext:border="none"/>
    </style:style>
    <style:style style:name="P10" style:family="paragraph" style:parent-style-name="Text_20_body">
      <style:paragraph-properties fo:margin-left="1.164cm" fo:margin-right="1.164cm" fo:margin-top="0.423cm" fo:margin-bottom="0.423cm" style:contextual-spacing="false" fo:orphans="2" fo:widows="2" fo:text-indent="0cm" style:auto-text-indent="false"/>
    </style:style>
    <style:style style:name="P11" style:family="paragraph" style:parent-style-name="Text_20_body" style:list-style-name="L2">
      <style:paragraph-properties fo:margin-left="1.164cm" fo:margin-right="1.164cm" fo:margin-top="0cm" fo:margin-bottom="0cm" style:contextual-spacing="false" fo:orphans="2" fo:widows="2" fo:text-indent="0cm" style:auto-text-indent="false" fo:padding="0cm" fo:border="none"/>
    </style:style>
    <style:style style:name="P12" style:family="paragraph" style:parent-style-name="Text_20_body" style:list-style-name="L3">
      <style:paragraph-properties fo:margin-left="1.164cm" fo:margin-right="1.164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800080" loext:opacity="100%" style:font-name="quote-cjk-patch" fo:font-size="10.5pt" fo:letter-spacing="normal" fo:font-style="normal" fo:font-weight="normal" loext:padding="0cm" loext:border="none"/>
    </style:style>
    <style:style style:name="P13" style:family="paragraph" style:parent-style-name="Text_20_body" style:list-style-name="L4">
      <style:paragraph-properties fo:margin-left="1.164cm" fo:margin-right="1.164cm" fo:margin-top="0cm" fo:margin-bottom="0cm" style:contextual-spacing="false" fo:orphans="2" fo:widows="2" fo:text-indent="0cm" style:auto-text-indent="false" fo:padding="0cm" fo:border="none"/>
    </style:style>
    <style:style style:name="P14" style:family="paragraph" style:parent-style-name="Text_20_body" style:list-style-name="L5">
      <style:paragraph-properties fo:margin-left="1.164cm" fo:margin-right="1.164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800080" loext:opacity="100%" style:font-name="quote-cjk-patch" fo:font-size="10.5pt" fo:letter-spacing="normal" fo:font-style="normal" fo:font-weight="normal" loext:padding="0cm" loext:border="none"/>
    </style:style>
    <style:style style:name="P15" style:family="paragraph" style:parent-style-name="Text_20_body" style:list-style-name="L6">
      <style:paragraph-properties fo:margin-left="1.164cm" fo:margin-right="1.164cm" fo:margin-top="0cm" fo:margin-bottom="0cm" style:contextual-spacing="false" fo:orphans="2" fo:widows="2" fo:text-indent="0cm" style:auto-text-indent="false" fo:padding="0cm" fo:border="none"/>
    </style:style>
    <style:style style:name="P16" style:family="paragraph" style:parent-style-name="Text_20_body" style:list-style-name="L7">
      <style:paragraph-properties fo:margin-left="1.164cm" fo:margin-right="1.164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800080" loext:opacity="100%" style:font-name="quote-cjk-patch" fo:font-size="10.5pt" fo:letter-spacing="normal" fo:font-style="normal" fo:font-weight="normal" loext:padding="0cm" loext:border="none"/>
    </style:style>
    <style:style style:name="P17" style:family="paragraph" style:parent-style-name="Text_20_body" style:list-style-name="L8">
      <style:paragraph-properties fo:margin-left="1.164cm" fo:margin-right="1.164cm" fo:margin-top="0cm" fo:margin-bottom="0cm" style:contextual-spacing="false" fo:orphans="2" fo:widows="2" fo:text-indent="0cm" style:auto-text-indent="false" fo:padding="0cm" fo:border="none"/>
    </style:style>
    <style:style style:name="P18" style:family="paragraph" style:parent-style-name="Text_20_body">
      <style:paragraph-properties fo:margin-left="1.164cm" fo:margin-right="1.164cm" fo:margin-top="0.423cm" fo:margin-bottom="0cm" style:contextual-spacing="false" fo:orphans="2" fo:widows="2" fo:text-indent="0cm" style:auto-text-indent="false"/>
      <style:text-properties fo:font-variant="normal" fo:text-transform="none" fo:color="#800080" loext:opacity="100%" style:font-name="quote-cjk-patch" fo:font-size="10.5pt" fo:letter-spacing="normal" fo:font-style="normal" fo:font-weight="normal" loext:padding="0cm" loext:border="none"/>
    </style:style>
    <style:style style:name="P19" style:family="paragraph" style:parent-style-name="Text_20_body">
      <style:paragraph-properties fo:margin-left="0.847cm" fo:margin-right="0.847cm" fo:margin-top="0cm" fo:margin-bottom="0cm" style:contextual-spacing="false" fo:orphans="2" fo:widows="2" fo:text-indent="0cm" style:auto-text-indent="false"/>
      <style:text-properties fo:font-variant="normal" fo:text-transform="none" fo:color="#800080" loext:opacity="100%" style:font-name="quote-cjk-patch" fo:font-size="10.5pt" fo:letter-spacing="normal" fo:font-style="normal" fo:font-weight="normal" fo:background-color="transparent"/>
    </style:style>
    <style:style style:name="T1" style:family="text">
      <style:text-properties fo:font-variant="normal" fo:text-transform="none" fo:color="#800080" loext:opacity="100%" style:font-name="quote-cjk-patch" fo:font-size="10.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800080" loext:opacity="100%" style:font-name="quote-cjk-patch" fo:font-size="10.5pt" fo:letter-spacing="normal" fo:font-style="normal" fo:font-weight="normal" loext:padding="0cm" loext:border="none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style:font-name="quote-cjk-patch" fo:font-size="11.25pt" fo:font-style="normal" fo:font-weight="bold"/>
    </style:style>
    <style:style style:name="T5" style:family="text">
      <style:text-properties fo:font-variant="normal" fo:text-transform="none" style:font-name="quote-cjk-patch" fo:font-size="11.25pt" fo:font-style="normal" fo:font-weight="normal"/>
    </style:style>
    <style:style style:name="T6" style:family="text">
      <style:text-properties fo:font-variant="normal" fo:text-transform="none" fo:color="#3964fe" loext:opacity="100%" style:text-line-through-style="none" style:text-line-through-type="none" style:font-name="quote-cjk-patch" fo:font-size="11.25pt" fo:font-style="normal" style:text-underline-style="none" fo:font-weight="normal" style:text-blinking="false" loext:padding="0.049cm" loext:border="1.5pt solid #ffffff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раткая характеристика:</text:p>
      <text:list text:style-name="L1">
        <text:list-item>
          <text:p text:style-name="P2"><text:span text:style-name="Strong_20_Emphasis"><text:span text:style-name="T1">GitHub:</text:span></text:span><text:span text:style-name="T2"> Самый популярный, "социальная сеть для разработчиков". Лидер с огромным сообществом.</text:span></text:p>
        </text:list-item>
        <text:list-item>
          <text:p text:style-name="P2"><text:span text:style-name="Strong_20_Emphasis"><text:span text:style-name="T1">GitLab:</text:span></text:span><text:span text:style-name="T2"> "Продукт с полным циклом". Сильнее всего ориентирован на DevOps, имеет встроенные инструменты для всего жизненного цикла разработки (CI/CD, мониторинг и т.д.).</text:span></text:p>
        </text:list-item>
        <text:list-item>
          <text:p text:style-name="P2"><text:span text:style-name="Strong_20_Emphasis"><text:span text:style-name="T1">Bitbucket:</text:span></text:span><text:span text:style-name="T2"> Традиционно силен интеграцией с другими продуктами Atlassian (Jira, Confluence), популярен в корпоративной среде.</text:span></text:p>
        </text:list-item>
      </text:list>
      <text:p text:style-name="P1">Давайте разберем подробнее в виде таблицы.</text:p>
      <text:h text:style-name="P3" text:outline-level="3">Сравнительная таблица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4">Критерий</text:p>
            </table:table-cell>
            <table:table-cell table:style-name="Таблица1.A1" office:value-type="string">
              <text:p text:style-name="P4">GitHub</text:p>
            </table:table-cell>
            <table:table-cell table:style-name="Таблица1.A1" office:value-type="string">
              <text:p text:style-name="P4">GitLab</text:p>
            </table:table-cell>
            <table:table-cell table:style-name="Таблица1.A1" office:value-type="string">
              <text:p text:style-name="P4">Bitbucket</text:p>
            </table:table-cell>
          </table:table-row>
        </table:table-header-rows>
        <table:table-row>
          <table:table-cell table:style-name="Таблица1.A2" office:value-type="string">
            <text:p text:style-name="P5"><text:span text:style-name="Strong_20_Emphasis"><text:span text:style-name="T3">💡 </text:span></text:span><text:span text:style-name="Strong_20_Emphasis"><text:span text:style-name="T4">Основная философия</text:span></text:span></text:p>
          </table:table-cell>
          <table:table-cell table:style-name="Таблица1.A2" office:value-type="string">
            <text:p text:style-name="P6">Социальное кодирование, открытый исходный код</text:p>
          </table:table-cell>
          <table:table-cell table:style-name="Таблица1.A2" office:value-type="string">
            <text:p text:style-name="P6">Полный жизненный цикл разработки (DevOps)</text:p>
          </table:table-cell>
          <table:table-cell table:style-name="Таблица1.A2" office:value-type="string">
            <text:p text:style-name="P6">Интеграция с экосистемой Atlassian для корпоративных команд</text:p>
          </table:table-cell>
        </table:table-row>
        <table:table-row>
          <table:table-cell table:style-name="Таблица1.A2" office:value-type="string">
            <text:p text:style-name="P5"><text:span text:style-name="Strong_20_Emphasis"><text:span text:style-name="T3">🏢 </text:span></text:span><text:span text:style-name="Strong_20_Emphasis"><text:span text:style-name="T4">Принадлежность</text:span></text:span></text:p>
          </table:table-cell>
          <table:table-cell table:style-name="Таблица1.A2" office:value-type="string">
            <text:p text:style-name="P6">Microsoft</text:p>
          </table:table-cell>
          <table:table-cell table:style-name="Таблица1.A2" office:value-type="string">
            <text:p text:style-name="P6">GitLab Inc. (публичная компания)</text:p>
          </table:table-cell>
          <table:table-cell table:style-name="Таблица1.A2" office:value-type="string">
            <text:p text:style-name="P6">Atlassian</text:p>
          </table:table-cell>
        </table:table-row>
        <table:table-row>
          <table:table-cell table:style-name="Таблица1.A2" office:value-type="string">
            <text:p text:style-name="P5"><text:span text:style-name="Strong_20_Emphasis"><text:span text:style-name="T3">💰 </text:span></text:span><text:span text:style-name="Strong_20_Emphasis"><text:span text:style-name="T4">Бесплатный план</text:span></text:span></text:p>
          </table:table-cell>
          <table:table-cell table:style-name="Таблица1.A2" office:value-type="string">
            <text:p text:style-name="P5"><text:span text:style-name="Strong_20_Emphasis"><text:span text:style-name="T4">Отличный:</text:span></text:span><text:span text:style-name="T5"> Неограниченные публичные и приватные репозитории, неограниченное число collaborators.</text:span></text:p>
          </table:table-cell>
          <table:table-cell table:style-name="Таблица1.A2" office:value-type="string">
            <text:p text:style-name="P5"><text:span text:style-name="Strong_20_Emphasis"><text:span text:style-name="T4">Очень щедрый:</text:span></text:span><text:span text:style-name="T5"> Неограниченные приватные репозитории и collaborators, включено много функций CI/CD.</text:span></text:p>
          </table:table-cell>
          <table:table-cell table:style-name="Таблица1.A2" office:value-type="string">
            <text:p text:style-name="P5"><text:span text:style-name="Strong_20_Emphasis"><text:span text:style-name="T4">Хороший:</text:span></text:span><text:span text:style-name="T5"> Неограниченные приватные репозитории, но малое количество участников (до 5 пользователей).</text:span></text:p>
          </table:table-cell>
        </table:table-row>
        <table:table-row>
          <table:table-cell table:style-name="Таблица1.A2" office:value-type="string">
            <text:p text:style-name="P5"><text:span text:style-name="Strong_20_Emphasis"><text:span text:style-name="T3">👥 </text:span></text:span><text:span text:style-name="Strong_20_Emphasis"><text:span text:style-name="T4">Сообщество</text:span></text:span></text:p>
          </table:table-cell>
          <table:table-cell table:style-name="Таблица1.A2" office:value-type="string">
            <text:p text:style-name="P5"><text:span text:style-name="Strong_20_Emphasis"><text:span text:style-name="T4">Крупнейшее.</text:span></text:span><text:span text:style-name="T5"> Де-факто стандарт для open-source проектов.</text:span></text:p>
          </table:table-cell>
          <table:table-cell table:style-name="Таблица1.A2" office:value-type="string">
            <text:p text:style-name="P6">Растущее, очень активное и вовлеченное.</text:p>
          </table:table-cell>
          <table:table-cell table:style-name="Таблица1.A2" office:value-type="string">
            <text:p text:style-name="P6">Меньше, чем у GitHub, но сильно в корпоративном сегменте.</text:p>
          </table:table-cell>
        </table:table-row>
        <table:table-row>
          <table:table-cell table:style-name="Таблица1.A2" office:value-type="string">
            <text:p text:style-name="P5"><text:span text:style-name="Strong_20_Emphasis"><text:span text:style-name="T3">🛠️ </text:span></text:span><text:span text:style-name="Strong_20_Emphasis"><text:span text:style-name="T4">Встроенные возможности CI/CD</text:span></text:span></text:p>
          </table:table-cell>
          <table:table-cell table:style-name="Таблица1.A2" office:value-type="string">
            <text:p text:style-name="P6">GitHub Actions (мощный, гибкий, огромный маркетплейс действий)</text:p>
          </table:table-cell>
          <table:table-cell table:style-name="Таблица1.A2" office:value-type="string">
            <text:p text:style-name="P6">GitLab CI/CD (очень мощный, глубоко интегрирован, считается "золотым стандартом")</text:p>
          </table:table-cell>
          <table:table-cell table:style-name="Таблица1.A2" office:value-type="string">
            <text:p text:style-name="P6">Bitbucket Pipelines (простой в настройке, но менее функциональный)</text:p>
          </table:table-cell>
        </table:table-row>
        <text:soft-page-break/>
        <table:table-row>
          <table:table-cell table:style-name="Таблица1.A2" office:value-type="string">
            <text:p text:style-name="P5"><text:span text:style-name="Strong_20_Emphasis"><text:span text:style-name="T3">⚙️ </text:span></text:span><text:span text:style-name="Strong_20_Emphasis"><text:span text:style-name="T4">Развертывание (Deployment)</text:span></text:span></text:p>
          </table:table-cell>
          <table:table-cell table:style-name="Таблица1.A2" office:value-type="string">
            <text:p text:style-name="P5"><text:span text:style-name="T5">Облачный (</text:span><text:a xlink:type="simple" xlink:href="https://github.com/" office:target-frame-name="_blank" xlink:show="new" text:style-name="Internet_20_link" text:visited-style-name="Visited_20_Internet_20_Link"><text:span text:style-name="T6">GitHub.com</text:span></text:a><text:span text:style-name="T5">), и локальная версия (GitHub Enterprise Server)</text:span></text:p>
          </table:table-cell>
          <table:table-cell table:style-name="Таблица1.A2" office:value-type="string">
            <text:p text:style-name="P5"><text:span text:style-name="Strong_20_Emphasis"><text:span text:style-name="T4">Главное преимущество:</text:span></text:span><text:span text:style-name="T5"> Есть облачная (SaaS) и </text:span><text:span text:style-name="Strong_20_Emphasis"><text:span text:style-name="T4">самостоятельная установка</text:span></text:span><text:span text:style-name="T5"> (Self-hosted) версии всех тарифов, включая бесплатный.</text:span></text:p>
          </table:table-cell>
          <table:table-cell table:style-name="Таблица1.A2" office:value-type="string">
            <text:p text:style-name="P6">Облачный (Bitbucket Cloud), и локальная версия (Bitbucket Data Center)</text:p>
          </table:table-cell>
        </table:table-row>
        <table:table-row>
          <table:table-cell table:style-name="Таблица1.A2" office:value-type="string">
            <text:p text:style-name="P5"><text:span text:style-name="Strong_20_Emphasis"><text:span text:style-name="T3">🔗 </text:span></text:span><text:span text:style-name="Strong_20_Emphasis"><text:span text:style-name="T4">Интеграции</text:span></text:span></text:p>
          </table:table-cell>
          <table:table-cell table:style-name="Таблица1.A2" office:value-type="string">
            <text:p text:style-name="P6">Огромный маркетплейс приложений и интеграций, отличная интеграция с Azure</text:p>
          </table:table-cell>
          <table:table-cell table:style-name="Таблица1.A2" office:value-type="string">
            <text:p text:style-name="P6">Хорошие интеграции, много функций "из коробки", поэтому меньше зависимость от сторонних инструментов</text:p>
          </table:table-cell>
          <table:table-cell table:style-name="Таблица1.A2" office:value-type="string">
            <text:p text:style-name="P5"><text:span text:style-name="Strong_20_Emphasis"><text:span text:style-name="T4">Идеальная интеграция с Jira, Confluence, Trello.</text:span></text:span><text:span text:style-name="T5"> Это его ключевое преимущество для многих компаний.</text:span></text:p>
          </table:table-cell>
        </table:table-row>
        <table:table-row>
          <table:table-cell table:style-name="Таблица1.A2" office:value-type="string">
            <text:p text:style-name="P5"><text:span text:style-name="Strong_20_Emphasis"><text:span text:style-name="T3">🎯 </text:span></text:span><text:span text:style-name="Strong_20_Emphasis"><text:span text:style-name="T4">Интерфейс и UX</text:span></text:span></text:p>
          </table:table-cell>
          <table:table-cell table:style-name="Таблица1.A2" office:value-type="string">
            <text:p text:style-name="P6">Чистый, интуитивный, знакомый миллионам.</text:p>
          </table:table-cell>
          <table:table-cell table:style-name="Таблица1.A2" office:value-type="string">
            <text:p text:style-name="P6">Более "насыщенный", много функций на виду. Может казаться перегруженным.</text:p>
          </table:table-cell>
          <table:table-cell table:style-name="Таблица1.A2" office:value-type="string">
            <text:p text:style-name="P6">Простой и минималистичный.</text:p>
          </table:table-cell>
        </table:table-row>
        <table:table-row>
          <table:table-cell table:style-name="Таблица1.A2" office:value-type="string">
            <text:p text:style-name="P5"><text:span text:style-name="Strong_20_Emphasis"><text:span text:style-name="T3">🔒 </text:span></text:span><text:span text:style-name="Strong_20_Emphasis"><text:span text:style-name="T4">Безопасность и Compliance</text:span></text:span></text:p>
          </table:table-cell>
          <table:table-cell table:style-name="Таблица1.A2" office:value-type="string">
            <text:p text:style-name="P6">Очень сильная (например, сканирование зависимостей, Dependabot). Отлично для корпоративных нужд.</text:p>
          </table:table-cell>
          <table:table-cell table:style-name="Таблица1.A2" office:value-type="string">
            <text:p text:style-name="P6">Сильный акцент на безопасности, встроенное сканирование кода на уязвимости. Self-hosted версия критически важна для строгих compliance-требований.</text:p>
          </table:table-cell>
          <table:table-cell table:style-name="Таблица1.A2" office:value-type="string">
            <text:p text:style-name="P7">Хорошая, тесно связана с политиками доступа Jira.</text:p>
          </table:table-cell>
        </table:table-row>
      </table:table>
      <text:p text:style-name="P8"/>
      <text:h text:style-name="P3" text:outline-level="3">Плюсы и минусы в разрезе задач</text:h>
      <text:h text:style-name="P9" text:outline-level="4">GitHub</text:h>
      <text:p text:style-name="P10"><text:span text:style-name="Strong_20_Emphasis"><text:span text:style-name="T1">Плюсы (+):</text:span></text:span></text:p>
      <text:list text:style-name="L2">
        <text:list-item>
          <text:p text:style-name="P11"><text:span text:style-name="Strong_20_Emphasis"><text:span text:style-name="T1">Сеть эффект:</text:span></text:span><text:span text:style-name="T2"> Лучшее место для открытых проектов, чтобы их заметили.</text:span></text:p>
        </text:list-item>
        <text:list-item>
          <text:p text:style-name="P11"><text:span text:style-name="Strong_20_Emphasis"><text:span text:style-name="T1">Огромное сообщество:</text:span></text:span><text:span text:style-name="T2"> Легко найти разработчиков, получить PR или помощь.</text:span></text:p>
        </text:list-item>
        <text:list-item>
          <text:p text:style-name="P11"><text:span text:style-name="Strong_20_Emphasis"><text:span text:style-name="T1">GitHub Actions:</text:span></text:span><text:span text:style-name="T2"> Очень гибкая и популярная система CI/CD.</text:span></text:p>
        </text:list-item>
        <text:list-item>
          <text:p text:style-name="P11"><text:span text:style-name="Strong_20_Emphasis"><text:span text:style-name="T1">Интерфейс:</text:span></text:span><text:span text:style-name="T2"> Привычный и удобный для большинства.</text:span></text:p>
        </text:list-item>
        <text:list-item>
          <text:p text:style-name="P11"><text:soft-page-break/><text:span text:style-name="Strong_20_Emphasis"><text:span text:style-name="T1">Интеграция с Copilot:</text:span></text:span><text:span text:style-name="T2"> Передовые инструменты ИИ прямо в платформе.</text:span></text:p>
        </text:list-item>
      </text:list>
      <text:p text:style-name="P10"><text:span text:style-name="Strong_20_Emphasis"><text:span text:style-name="T1">Минусы (-):</text:span></text:span></text:p>
      <text:list text:style-name="L3">
        <text:list-item>
          <text:p text:style-name="P12">Бесплатный CI/CD (Actions) имеет ограничения по времени выполнения.</text:p>
        </text:list-item>
        <text:list-item>
          <text:p text:style-name="P12">Самостоятельная установка (Enterprise Server) — только платная.</text:p>
        </text:list-item>
        <text:list-item>
          <text:p text:style-name="P12">Меньше встроенных "коробочных" функций по сравнению с GitLab (например, нет встроенного контейнерного реестра на бесплатном тарифе).</text:p>
        </text:list-item>
      </text:list>
      <text:p text:style-name="P10"><text:span text:style-name="Strong_20_Emphasis"><text:span text:style-name="T1">Кому подойдет:</text:span></text:span><text:span text:style-name="T2"> Открытые проекты, стартапы, отдельные разработчики, компании, для которых важна видимость проекта и сообщество.</text:span></text:p>
      <text:h text:style-name="P9" text:outline-level="4">GitLab</text:h>
      <text:p text:style-name="P10"><text:span text:style-name="Strong_20_Emphasis"><text:span text:style-name="T1">Плюсы (+):</text:span></text:span></text:p>
      <text:list text:style-name="L4">
        <text:list-item>
          <text:p text:style-name="P13"><text:span text:style-name="Strong_20_Emphasis"><text:span text:style-name="T1">Все-в-одном:</text:span></text:span><text:span text:style-name="T2"> Не нужно настраивать кучу сторонних сервисов. CI/CD, Issue Tracking, Wiki, Container Registry и многое другое — уже внутри.</text:span></text:p>
        </text:list-item>
        <text:list-item>
          <text:p text:style-name="P13"><text:span text:style-name="Strong_20_Emphasis"><text:span text:style-name="T1">Бесплатная самостоятельная установка:</text:span></text:span><text:span text:style-name="T2"> Возможность развернуть у себя на сервере с полным функционалом — главный козырь для многих компаний.</text:span></text:p>
        </text:list-item>
        <text:list-item>
          <text:p text:style-name="P13"><text:span text:style-name="Strong_20_Emphasis"><text:span text:style-name="T1">Мощный CI/CD:</text:span></text:span><text:span text:style-name="T2"> GitLab CI/CD — один из лучших на рынке, с глубокой интеграцией в весь процесс.</text:span></text:p>
        </text:list-item>
        <text:list-item>
          <text:p text:style-name="P13"><text:span text:style-name="Strong_20_Emphasis"><text:span text:style-name="T1">Отличная модель ценообразования:</text:span></text:span><text:span text:style-name="T2"> Бесплатный план очень функционален.</text:span></text:p>
        </text:list-item>
      </text:list>
      <text:p text:style-name="P10"><text:span text:style-name="Strong_20_Emphasis"><text:span text:style-name="T1">Минусы (-):</text:span></text:span></text:p>
      <text:list text:style-name="L5">
        <text:list-item>
          <text:p text:style-name="P14">Интерфейс может показаться сложным для новичков.</text:p>
        </text:list-item>
        <text:list-item>
          <text:p text:style-name="P14">Сообщество хоть и активное, но меньше, чем у GitHub.</text:p>
        </text:list-item>
        <text:list-item>
          <text:p text:style-name="P14">Если вам не нужен полный DevOps-цикл, некоторые функции могут быть избыточны.</text:p>
        </text:list-item>
      </text:list>
      <text:p text:style-name="P10"><text:span text:style-name="Strong_20_Emphasis"><text:span text:style-name="T1">Кому подойдет:</text:span></text:span><text:span text:style-name="T2"> Команды, практикующие DevOps, компании с строгими требованиями к безопасности (благодаря self-hosted), те, кто хочет минимизировать количество используемых инструментов.</text:span></text:p>
      <text:h text:style-name="P9" text:outline-level="4">Bitbucket</text:h>
      <text:p text:style-name="P10"><text:span text:style-name="Strong_20_Emphasis"><text:span text:style-name="T1">Плюсы (+):</text:span></text:span></text:p>
      <text:list text:style-name="L6">
        <text:list-item>
          <text:p text:style-name="P15"><text:span text:style-name="Strong_20_Emphasis"><text:span text:style-name="T1">Идеальная интеграция с Atlassian:</text:span></text:span><text:span text:style-name="T2"> Если ваша команда уже использует Jira для управления задачами и Confluence для документации, Bitbucket обеспечивает бесшовную работу.</text:span></text:p>
        </text:list-item>
        <text:list-item>
          <text:p text:style-name="P15"><text:span text:style-name="Strong_20_Emphasis"><text:span text:style-name="T1">Простота:</text:span></text:span><text:span text:style-name="T2"> Чистый и простой интерфейс.</text:span></text:p>
        </text:list-item>
        <text:list-item>
          <text:p text:style-name="P15"><text:span text:style-name="Strong_20_Emphasis"><text:span text:style-name="T1">Гибкие модели ветвления:</text:span></text:span><text:span text:style-name="T2"> Удобные инструменты для Code Review и работы с ветками.</text:span></text:p>
        </text:list-item>
      </text:list>
      <text:p text:style-name="P10"><text:soft-page-break/><text:span text:style-name="Strong_20_Emphasis"><text:span text:style-name="T1">Минусы (-):</text:span></text:span></text:p>
      <text:list text:style-name="L7">
        <text:list-item>
          <text:p text:style-name="P16">Бесплатный план ограничен 5 пользователями — для маленьких команд.</text:p>
        </text:list-item>
        <text:list-item>
          <text:p text:style-name="P16">Встроенный CI/CD (Pipelines) менее мощный, чем у конкурентов.</text:p>
        </text:list-item>
        <text:list-item>
          <text:p text:style-name="P16">Меньше инноваций и медленнее добавляются новые фичи по сравнению с GitHub и GitLab.</text:p>
        </text:list-item>
        <text:list-item>
          <text:p text:style-name="P16">Сообщество и экосистема скромнее.</text:p>
        </text:list-item>
      </text:list>
      <text:p text:style-name="P10"><text:span text:style-name="Strong_20_Emphasis"><text:span text:style-name="T1">Кому подойдет:</text:span></text:span><text:span text:style-name="T2"> Компании, которые уже плотно используют стек инструментов Atlassian (Jira, Confluence). Команды, для которых интеграция "задачи-код" является критически важной.</text:span></text:p>
      <text:h text:style-name="P3" text:outline-level="3">Итог</text:h>
      <text:list text:style-name="L8">
        <text:list-item>
          <text:p text:style-name="P17"><text:span text:style-name="T2">Выбирайте </text:span><text:span text:style-name="Strong_20_Emphasis"><text:span text:style-name="T1">GitHub</text:span></text:span><text:span text:style-name="T2">, если вы работаете над open-source проектом или для вас критически важно большое сообщество и видимость.</text:span></text:p>
        </text:list-item>
        <text:list-item>
          <text:p text:style-name="P17"><text:span text:style-name="T2">Выбирайте </text:span><text:span text:style-name="Strong_20_Emphasis"><text:span text:style-name="T1">GitLab</text:span></text:span><text:span text:style-name="T2">, если вы хотите полноценную DevOps-платформу "из коробки" с возможностью самостоятельного хостинга, особенно для приватных корпоративных проектов.</text:span></text:p>
        </text:list-item>
        <text:list-item>
          <text:p text:style-name="P17"><text:span text:style-name="T2">Выбирайте </text:span><text:span text:style-name="Strong_20_Emphasis"><text:span text:style-name="T1">Bitbucket</text:span></text:span><text:span text:style-name="T2">, если ваша команда завязана на Jira и вы ищете простой и надежный хостинг Git с максимально простой интеграцией в уже существующий рабочий процесс.</text:span></text:p>
        </text:list-item>
      </text:list>
      <text:p text:style-name="P18">Во многих крупных компаниях могут использовать сразу несколько платформ для разных задач (например, GitHub для open-source, а GitLab для внутренних проектов).</text:p>
      <text:p text:style-name="P19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22:12:35.179619500</meta:creation-date>
    <dc:date>2025-09-22T22:12:49.431142300</dc:date>
    <meta:editing-duration>PT14S</meta:editing-duration>
    <meta:editing-cycles>1</meta:editing-cycles>
    <meta:document-statistic meta:table-count="1" meta:image-count="0" meta:object-count="0" meta:page-count="4" meta:paragraph-count="86" meta:word-count="712" meta:character-count="5432" meta:non-whitespace-character-count="4829"/>
    <meta:generator>LibreOffice/25.2.5.2$Windows_X86_64 LibreOffice_project/03d19516eb2e1dd5d4ccd751a0d6f35f35e08022</meta:generator>
  </office:meta>
</office:document-meta>
</file>